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b8e8" officeooo:paragraph-rsid="001ab8e8"/>
    </style:style>
    <style:style style:name="P2" style:family="paragraph" style:parent-style-name="Standard">
      <style:text-properties officeooo:rsid="001ab8e8" officeooo:paragraph-rsid="001b3d64"/>
    </style:style>
    <style:style style:name="P3" style:family="paragraph" style:parent-style-name="Standard">
      <style:text-properties officeooo:rsid="001b3d64" officeooo:paragraph-rsid="001b3d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</text:p>
      <text:p text:style-name="P1">1.</text:p>
      <text:p text:style-name="P1">ans = 500-k,k(k=10e-2,10e-4,…,10e-10)</text:p>
      <text:p text:style-name="P1">solve for 1.000000e+00x.^2 + -4.999900e+02x + 5.000000e+00 = 0</text:p>
      <text:p text:style-name="P1"/>
      <text:p text:style-name="P1">root1=4.9997999959997600e+02 <text:s/>(ans)</text:p>
      <text:p text:style-name="P1">root2=1.0000400024011924e-02 </text:p>
      <text:p text:style-name="P1">Rationalized root1=4.9997999959946787e+02 </text:p>
      <text:p text:style-name="P1">Rationalized root2=1.0000400024001760e-02 <text:s/>(ans) </text:p>
      <text:p text:style-name="P1"/>
      <text:p text:style-name="P1">solve for 1.000000e+00x.^2 + -4.999999e+02x + 5.000000e-02 = 0</text:p>
      <text:p text:style-name="P1"/>
      <text:p text:style-name="P1">root1=4.9999979999996003e+02</text:p>
      <text:p text:style-name="P2">root2=1.0000003999266482e-04 <text:s text:c="2"/>(ans)</text:p>
      <text:p text:style-name="P2">Rationalized root1=4.9999980003675586e+02 <text:s text:c="2"/>(ans)</text:p>
      <text:p text:style-name="P1">Rationalized root2=1.0000004000002400e-04</text:p>
      <text:p text:style-name="P1"/>
      <text:p text:style-name="P1">solve for 1.000000e+00x.^2 + -5.000000e+02x + 5.000000e-04 = 0</text:p>
      <text:p text:style-name="P1"/>
      <text:p text:style-name="P1">root1=4.9999999800000001e+02 <text:s/>(ans)</text:p>
      <text:p text:style-name="P1">root2=9.9999999747524271e-07 </text:p>
      <text:p text:style-name="P1">Rationalized root1=5.0000000126237865e+02 </text:p>
      <text:p text:style-name="P1">Rationalized root2=1.0000000040000000e-06 <text:s/>(ans)</text:p>
      <text:p text:style-name="P1"/>
      <text:p text:style-name="P1">solve for 1.000000e+00x.^2 + -5.000000e+02x + 5.000000e-06 = 0</text:p>
      <text:p text:style-name="P1"/>
      <text:p text:style-name="P1">root1=4.9999999997999998e+02 <text:s/>(ans) </text:p>
      <text:p text:style-name="P1">root2=1.0000007932831068e-08</text:p>
      <text:p text:style-name="P1">Rationalized root1=4.9999960335876131e+02 </text:p>
      <text:p text:style-name="P1">Rationalized root2=1.0000000000400002e-08 <text:s/>(ans)</text:p>
      <text:p text:style-name="P1"/>
      <text:p text:style-name="P1">solve for 1.000000e+00x.^2 + -5.000000e+02x + 5.000000e-08 = 0</text:p>
      <text:p text:style-name="P1"/>
      <text:p text:style-name="P1">root1=4.9999999999980002e+02 <text:s/>(ans)</text:p>
      <text:p text:style-name="P1">root2=1.0001599548559170e-10 <text:s/></text:p>
      <text:p text:style-name="P1">Rationalized root1=4.9992003536277355e+02 </text:p>
      <text:p text:style-name="P1">Rationalized root2=1.0000000000004001e-10 <text:s/>(ans)</text:p>
      <text:p text:style-name="P1"/>
      <text:p text:style-name="P1">2-1.</text:p>
      <text:p text:style-name="P1">ans = -3, -300000</text:p>
      <text:p text:style-name="P1">solve for 1.000000e-04x.^2 + 3.000030e+01x + 9.000000e+01 = 0</text:p>
      <text:p text:style-name="P1"/>
      <text:p text:style-name="P1">root1=-2.9999999999930083e+00 </text:p>
      <text:p text:style-name="P1">root2=-3.0000000000000000e+05 <text:s text:c="2"/>(ans)</text:p>
      <text:p text:style-name="P1">Rationalized root1=-3.0000000000000000e+00 <text:s/>(ans) </text:p>
      <text:p text:style-name="P1">Rationalized root2=-3.0000000000069919e+05 </text:p>
      <text:p text:style-name="P1"/>
      <text:p text:style-name="P1"/>
      <text:p text:style-name="P1"/>
      <text:p text:style-name="P1"><text:soft-page-break/>2-2.</text:p>
      <text:p text:style-name="P1">ans = -3, -300000</text:p>
      <text:p text:style-name="P1">solve for 1.000000e+00x.^2 + 3.000030e+05x + 9.000000e+05 = 0</text:p>
      <text:p text:style-name="P1"/>
      <text:p text:style-name="P1">root1=-3.0000000000000000e+00 <text:s text:c="2"/>(ans)</text:p>
      <text:p text:style-name="P1">root2=-3.0000000000000000e+05 <text:s text:c="2"/>(ans)</text:p>
      <text:p text:style-name="P1">Rationalized root1=-3.0000000000000000e+00 <text:s text:c="2"/>(ans)</text:p>
      <text:p text:style-name="P1">Rationalized root2=-3.0000000000000000e+05 <text:s text:c="2"/>(ans)</text:p>
      <text:p text:style-name="P1"/>
      <text:p text:style-name="P3">Why?</text:p>
      <text:p text:style-name="P3">Because all numbers are integer, no one is floating point number.</text:p>
      <text:p text:style-name="P1">3.</text:p>
      <text:p text:style-name="P3">(Because b^2 will overflow, divide h(h=10e+150) out of sqrt to prevent answer are 0.0000 and INF)</text:p>
      <text:p text:style-name="P1">solve for 1.000000e+00x.^2 + -3.020000e+154x + -6.000000e+306 = 0</text:p>
      <text:p text:style-name="P1"/>
      <text:p text:style-name="P1">root1=3.0397385397511563e+154 </text:p>
      <text:p text:style-name="P1">root2=-1.9738539751156280e+152 </text:p>
      <text:p text:style-name="P1">Rationalized root1=3.0397385397511593e+154 </text:p>
      <text:p text:style-name="P2">Rationalized root2=-1.9738539751156301e+152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7:57:32.153781543</meta:creation-date>
    <dc:date>2016-05-05T18:18:44.375045481</dc:date>
    <meta:editing-duration>PT4M52S</meta:editing-duration>
    <meta:editing-cycles>1</meta:editing-cycles>
    <meta:document-statistic meta:table-count="0" meta:image-count="0" meta:object-count="0" meta:page-count="2" meta:paragraph-count="51" meta:word-count="180" meta:character-count="2002" meta:non-whitespace-character-count="1833"/>
    <meta:generator>LibreOffice/4.4.6.3$Linux_X86_64 LibreOffice_project/40m0$Build-3</meta:generator>
  </office:meta>
</office:document-meta>
</file>